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questForQuotation-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questForQuotation">
            <text:p>RequestForQuotation</text:p>
          </table:table-cell>
          <table:table-cell table:style-name="ce7" office:value-type="string" office:string-value="Request For Quotation. Details">
            <text:p>Request For Quotation. Details</text:p>
          </table:table-cell>
          <table:table-cell table:style-name="ce7" office:value-type="string" office:string-value=""/>
          <table:table-cell table:style-name="ce7" office:value-type="string" office:string-value="Request For Quotation">
            <text:p>Request For Quotation</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Purchase Order">
            <text:p>Purchase Order</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used to request a Quotation for goods and services from a Seller.">
            <text:p>A document used to request a Quotation for goods and services from a Seller.</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Request For Quotation. UBL Version Identifier. Identifier">
            <text:p>Request For Quotation. UBL Version Identifier. Identifier</text:p>
          </table:table-cell>
          <table:table-cell table:style-name="ce8" office:value-type="string" office:string-value=""/>
          <table:table-cell office:value-type="string" table:style-name="ce8" office:string-value="Request For Quotation">
            <text:p>Request For Quotation</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Request For Quotation. Customization Identifier. Identifier">
            <text:p>Request For Quotation. Customization Identifier. Identifier</text:p>
          </table:table-cell>
          <table:table-cell table:style-name="ce8" office:value-type="string" office:string-value=""/>
          <table:table-cell office:value-type="string" table:style-name="ce8" office:string-value="Request For Quotation">
            <text:p>Request For Quotation</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Request For Quotation. Profile Identifier. Identifier">
            <text:p>Request For Quotation. Profile Identifier. Identifier</text:p>
          </table:table-cell>
          <table:table-cell table:style-name="ce8" office:value-type="string" office:string-value=""/>
          <table:table-cell office:value-type="string" table:style-name="ce8" office:string-value="Request For Quotation">
            <text:p>Request For Quotation</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Request For Quotation. Profile Execution Identifier. Identifier">
            <text:p>Request For Quotation. Profile Execution Identifier. Identifier</text:p>
          </table:table-cell>
          <table:table-cell table:style-name="ce8" office:value-type="string" office:string-value=""/>
          <table:table-cell office:value-type="string" table:style-name="ce8" office:string-value="Request For Quotation">
            <text:p>Request For Quotation</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Request For Quotation. Identifier">
            <text:p>Request For Quotation. Identifier</text:p>
          </table:table-cell>
          <table:table-cell table:style-name="ce8" office:value-type="string" office:string-value=""/>
          <table:table-cell office:value-type="string" table:style-name="ce8" office:string-value="Request For Quotation">
            <text:p>Request For Quotation</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Request For Quotation. Copy_ Indicator. Indicator">
            <text:p>Request For Quotation. Copy_ Indicator. Indicator</text:p>
          </table:table-cell>
          <table:table-cell table:style-name="ce8" office:value-type="string" office:string-value=""/>
          <table:table-cell office:value-type="string" table:style-name="ce8" office:string-value="Request For Quotation">
            <text:p>Request For Quotation</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Request For Quotation. UUID. Identifier">
            <text:p>Request For Quotation. UUID. Identifier</text:p>
          </table:table-cell>
          <table:table-cell table:style-name="ce8" office:value-type="string" office:string-value=""/>
          <table:table-cell office:value-type="string" table:style-name="ce8" office:string-value="Request For Quotation">
            <text:p>Request For Quotation</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Request For Quotation. Issue Date. Date">
            <text:p>Request For Quotation. Issue Date. Date</text:p>
          </table:table-cell>
          <table:table-cell table:style-name="ce8" office:value-type="string" office:string-value=""/>
          <table:table-cell office:value-type="string" table:style-name="ce8" office:string-value="Request For Quotation">
            <text:p>Request For Quotation</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Request For Quotation. Issue Time. Time">
            <text:p>Request For Quotation. Issue Time. Time</text:p>
          </table:table-cell>
          <table:table-cell table:style-name="ce8" office:value-type="string" office:string-value=""/>
          <table:table-cell office:value-type="string" table:style-name="ce8" office:string-value="Request For Quotation">
            <text:p>Request For Quotation</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SubmissionDueDate">
            <text:p>SubmissionDueDate</text:p>
          </table:table-cell>
          <table:table-cell office:value-type="string" table:style-name="ce8" office:string-value="Request For Quotation. Submission Due Date. Date">
            <text:p>Request For Quotation. Submission Due Date. Date</text:p>
          </table:table-cell>
          <table:table-cell table:style-name="ce8" office:value-type="string" office:string-value=""/>
          <table:table-cell office:value-type="string" table:style-name="ce8" office:string-value="Request For Quotation">
            <text:p>Request For Quotation</text:p>
          </table:table-cell>
          <table:table-cell table:style-name="ce8" office:value-type="string" office:string-value=""/>
          <table:table-cell office:value-type="string" table:style-name="ce8" office:string-value="Submission Due">
            <text:p>Submission Due</text:p>
          </table:table-cell>
          <table:table-cell office:value-type="string" table:style-name="ce8" office:string-value="Date">
            <text:p>Date</text:p>
          </table:table-cell>
          <table:table-cell office:value-type="string" table:style-name="ce3" table:formula="of:=IF([.F12]&lt;&gt;&quot;&quot;;CONCATENATE([.F12];&quot; &quot;;[.G12]);[.G12])" office:string-value="Submission Due Date">
            <text:p>Submission D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2]&lt;&gt;&quot;&quot;;CONCATENATE([.J12];&quot;_ &quot;;[.I12];&quot;. Type&quot;);CONCATENATE([.I12];&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ue date for submission of the Quotation.">
            <text:p>The due date for submission of the Quot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8" office:string-value="Request For Quotation. Note. Text">
            <text:p>Request For Quotation. Note. Text</text:p>
          </table:table-cell>
          <table:table-cell table:style-name="ce8" office:value-type="string" office:string-value=""/>
          <table:table-cell office:value-type="string" table:style-name="ce8" office:string-value="Request For Quotation">
            <text:p>Request For Quotation</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3]&lt;&gt;&quot;&quot;;CONCATENATE([.F13];&quot; &quot;;[.G13]);[.G13])"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ricingCurrencyCode">
            <text:p>PricingCurrencyCode</text:p>
          </table:table-cell>
          <table:table-cell office:value-type="string" table:style-name="ce8" office:string-value="Request For Quotation. Pricing_ Currency Code. Code">
            <text:p>Request For Quotation. Pricing_ Currency Code. Code</text:p>
          </table:table-cell>
          <table:table-cell table:style-name="ce8" office:value-type="string" office:string-value=""/>
          <table:table-cell office:value-type="string" table:style-name="ce8" office:string-value="Request For Quotation">
            <text:p>Request For Quotation</text:p>
          </table:table-cell>
          <table:table-cell office:value-type="string" table:style-name="ce8" office:string-value="Pricing">
            <text:p>Pricing</text:p>
          </table:table-cell>
          <table:table-cell office:value-type="string" table:style-name="ce8" office:string-value="Currency">
            <text:p>Currency</text:p>
          </table:table-cell>
          <table:table-cell office:value-type="string" table:style-name="ce8" office:string-value="Code">
            <text:p>Code</text:p>
          </table:table-cell>
          <table:table-cell office:value-type="string" table:style-name="ce3" table:formula="of:=IF([.F14]&lt;&gt;&quot;&quot;;CONCATENATE([.F14];&quot; &quot;;[.G14]);[.G14])" office:string-value="Currency Code">
            <text:p>Currency Code</text:p>
          </table:table-cell>
          <table:table-cell office:value-type="string" table:style-name="ce8" office:string-value="Code">
            <text:p>Code</text:p>
          </table:table-cell>
          <table:table-cell office:value-type="string" table:style-name="ce8" office:string-value="Currency">
            <text:p>Currency</text:p>
          </table:table-cell>
          <table:table-cell office:value-type="string" table:style-name="ce3" table:formula="of:=IF([.J14]&lt;&gt;&quot;&quot;;CONCATENATE([.J14];&quot;_ &quot;;[.I14];&quot;. Type&quot;);CONCATENATE([.I14];&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currency that the Seller should use to price the Quotation.">
            <text:p>The currency that the Seller should use to price the Quotation.</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8" office:string-value="Request For Quotation. Line Count. Numeric">
            <text:p>Request For Quotation. Line Count. Numeric</text:p>
          </table:table-cell>
          <table:table-cell table:style-name="ce8" office:value-type="string" office:string-value=""/>
          <table:table-cell office:value-type="string" table:style-name="ce8" office:string-value="Request For Quotation">
            <text:p>Request For Quotation</text:p>
          </table:table-cell>
          <table:table-cell table:style-name="ce8" office:value-type="string" office:string-value=""/>
          <table:table-cell office:value-type="string" table:style-name="ce8" office:string-value="Line">
            <text:p>Line</text:p>
          </table:table-cell>
          <table:table-cell office:value-type="string" table:style-name="ce8" office:string-value="Count">
            <text:p>Count</text:p>
          </table:table-cell>
          <table:table-cell office:value-type="string" table:style-name="ce3" table:formula="of:=IF([.F15]&lt;&gt;&quot;&quot;;CONCATENATE([.F15];&quot; &quot;;[.G15]);[.G15])" office:string-value="Line Count">
            <text:p>Line Count</text:p>
          </table:table-cell>
          <table:table-cell office:value-type="string" table:style-name="ce8" office:string-value="Numeric">
            <text:p>Numeric</text:p>
          </table:table-cell>
          <table:table-cell table:style-name="ce8" office:value-type="string" office:string-value=""/>
          <table:table-cell office:value-type="string" table:style-name="ce3" table:formula="of:=IF([.J15]&lt;&gt;&quot;&quot;;CONCATENATE([.J15];&quot;_ &quot;;[.I15];&quot;. Type&quot;);CONCATENATE([.I15];&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number of Request For Quotation Lines in this document.">
            <text:p>The number of Request For Quotation Lines in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questedValidityPeriod">
            <text:p>RequestedValidityPeriod</text:p>
          </table:table-cell>
          <table:table-cell table:style-name="ce9" office:value-type="string" office:string-value="Request For Quotation. Requested Validity_ Period. Period">
            <text:p>Request For Quotation. Requested Validity_ Period. Period</text:p>
          </table:table-cell>
          <table:table-cell table:style-name="ce9" office:value-type="string" office:string-value=""/>
          <table:table-cell table:style-name="ce9" office:value-type="string" office:string-value="Request For Quotation">
            <text:p>Request For Quotation</text:p>
          </table:table-cell>
          <table:table-cell table:style-name="ce9" office:value-type="string" office:string-value="Requested Validity">
            <text:p>Requested Validity</text:p>
          </table:table-cell>
          <table:table-cell table:style-name="ce9" office:value-type="string" office:string-value=""/>
          <table:table-cell table:style-name="ce9" office:value-type="string" office:string-value=""/>
          <table:table-cell table:style-name="ce9" table:formula="of:=[.M16]"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validity period requested for this Quotation.">
            <text:p>The validity period requested for this Quot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atalogueDocumentReference">
            <text:p>CatalogueDocumentReference</text:p>
          </table:table-cell>
          <table:table-cell table:style-name="ce9" office:value-type="string" office:string-value="Request For Quotation. Catalogue_ Document Reference. Document Reference">
            <text:p>Request For Quotation. Catalogue_ Document Reference. Document Reference</text:p>
          </table:table-cell>
          <table:table-cell table:style-name="ce9" office:value-type="string" office:string-value=""/>
          <table:table-cell table:style-name="ce9" office:value-type="string" office:string-value="Request For Quotation">
            <text:p>Request For Quotation</text:p>
          </table:table-cell>
          <table:table-cell table:style-name="ce9" office:value-type="string" office:string-value="Catalogue">
            <text:p>Catalogue</text:p>
          </table:table-cell>
          <table:table-cell table:style-name="ce9" office:value-type="string" office:string-value=""/>
          <table:table-cell table:style-name="ce9" office:value-type="string" office:string-value=""/>
          <table:table-cell table:style-name="ce9" table:formula="of:=[.M17]"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Catalogue on which this Request for Quotation is based.">
            <text:p>The Catalogue on which this Request for Quotation is bas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9" office:value-type="string" office:string-value="Request For Quotation. Additional_ Document Reference. Document Reference">
            <text:p>Request For Quotation. Additional_ Document Reference. Document Reference</text:p>
          </table:table-cell>
          <table:table-cell table:style-name="ce9" office:value-type="string" office:string-value=""/>
          <table:table-cell table:style-name="ce9" office:value-type="string" office:string-value="Request For Quotation">
            <text:p>Request For Quotation</text:p>
          </table:table-cell>
          <table:table-cell table:style-name="ce9" office:value-type="string" office:string-value="Additional">
            <text:p>Additional</text:p>
          </table:table-cell>
          <table:table-cell table:style-name="ce9" office:value-type="string" office:string-value=""/>
          <table:table-cell table:style-name="ce9" office:value-type="string" office:string-value=""/>
          <table:table-cell table:style-name="ce9" table:formula="of:=[.M18]"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9" office:value-type="string" office:string-value="Request For Quotation. Signature">
            <text:p>Request For Quotation. Signature</text:p>
          </table:table-cell>
          <table:table-cell table:style-name="ce9" office:value-type="string" office:string-value=""/>
          <table:table-cell table:style-name="ce9" office:value-type="string" office:string-value="Request For Quotation">
            <text:p>Request For Quot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9]"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OriginatorCustomerParty">
            <text:p>OriginatorCustomerParty</text:p>
          </table:table-cell>
          <table:table-cell table:style-name="ce9" office:value-type="string" office:string-value="Request For Quotation. Originator_ Customer Party. Customer Party">
            <text:p>Request For Quotation. Originator_ Customer Party. Customer Party</text:p>
          </table:table-cell>
          <table:table-cell table:style-name="ce9" office:value-type="string" office:string-value=""/>
          <table:table-cell table:style-name="ce9" office:value-type="string" office:string-value="Request For Quotation">
            <text:p>Request For Quotation</text:p>
          </table:table-cell>
          <table:table-cell table:style-name="ce9" office:value-type="string" office:string-value="Originator">
            <text:p>Originator</text:p>
          </table:table-cell>
          <table:table-cell table:style-name="ce9" office:value-type="string" office:string-value=""/>
          <table:table-cell table:style-name="ce9" office:value-type="string" office:string-value=""/>
          <table:table-cell table:style-name="ce9" table:formula="of:=[.M20]"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originator.">
            <text:p>The originato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9" office:value-type="string" office:string-value="Request For Quotation. Seller_ Supplier Party. Supplier Party">
            <text:p>Request For Quotation. Seller_ Supplier Party. Supplier Party</text:p>
          </table:table-cell>
          <table:table-cell table:style-name="ce9" office:value-type="string" office:string-value=""/>
          <table:table-cell table:style-name="ce9" office:value-type="string" office:string-value="Request For Quotation">
            <text:p>Request For Quotation</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1]"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9" office:value-type="string" office:string-value="Request For Quotation. Buyer_ Customer Party. Customer Party">
            <text:p>Request For Quotation. Buyer_ Customer Party. Customer Party</text:p>
          </table:table-cell>
          <table:table-cell table:style-name="ce9" office:value-type="string" office:string-value=""/>
          <table:table-cell table:style-name="ce9" office:value-type="string" office:string-value="Request For Quotation">
            <text:p>Request For Quotation</text:p>
          </table:table-cell>
          <table:table-cell table:style-name="ce9" office:value-type="string" office:string-value="Buyer">
            <text:p>Buyer</text:p>
          </table:table-cell>
          <table:table-cell table:style-name="ce9" office:value-type="string" office:string-value=""/>
          <table:table-cell table:style-name="ce9" office:value-type="string" office:string-value=""/>
          <table:table-cell table:style-name="ce9" table:formula="of:=[.M22]"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buyer.">
            <text:p>The buy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elivery">
            <text:p>Delivery</text:p>
          </table:table-cell>
          <table:table-cell table:style-name="ce9" office:value-type="string" office:string-value="Request For Quotation. Delivery">
            <text:p>Request For Quotation. Delivery</text:p>
          </table:table-cell>
          <table:table-cell table:style-name="ce9" office:value-type="string" office:string-value=""/>
          <table:table-cell table:style-name="ce9" office:value-type="string" office:string-value="Request For Quotation">
            <text:p>Request For Quot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3]" office:value-type="string" office:string-value="Delivery">
            <text:p>Delivery</text:p>
          </table:table-cell>
          <table:table-cell table:style-name="ce9" office:value-type="string" office:string-value="Delivery">
            <text:p>Deliver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elivery">
            <text:p>Delivery</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delivery associated with this document.">
            <text:p>A delivery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DeliveryTerms">
            <text:p>DeliveryTerms</text:p>
          </table:table-cell>
          <table:table-cell table:style-name="ce9" office:value-type="string" office:string-value="Request For Quotation. Delivery Terms">
            <text:p>Request For Quotation. Delivery Terms</text:p>
          </table:table-cell>
          <table:table-cell table:style-name="ce9" office:value-type="string" office:string-value=""/>
          <table:table-cell table:style-name="ce9" office:value-type="string" office:string-value="Request For Quotation">
            <text:p>Request For Quot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4]" office:value-type="string" office:string-value="Delivery Terms">
            <text:p>Delivery Terms</text:p>
          </table:table-cell>
          <table:table-cell table:style-name="ce9" office:value-type="string" office:string-value="Delivery Terms">
            <text:p>Delivery Term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elivery Terms">
            <text:p>Delivery Terms</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et of delivery terms associated with this document.">
            <text:p>A set of delivery terms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estinationCountry">
            <text:p>DestinationCountry</text:p>
          </table:table-cell>
          <table:table-cell table:style-name="ce9" office:value-type="string" office:string-value="Request For Quotation. Destination_ Country. Country">
            <text:p>Request For Quotation. Destination_ Country. Country</text:p>
          </table:table-cell>
          <table:table-cell table:style-name="ce9" office:value-type="string" office:string-value=""/>
          <table:table-cell table:style-name="ce9" office:value-type="string" office:string-value="Request For Quotation">
            <text:p>Request For Quotation</text:p>
          </table:table-cell>
          <table:table-cell table:style-name="ce9" office:value-type="string" office:string-value="Destination">
            <text:p>Destination</text:p>
          </table:table-cell>
          <table:table-cell table:style-name="ce9" office:value-type="string" office:string-value=""/>
          <table:table-cell table:style-name="ce9" office:value-type="string" office:string-value=""/>
          <table:table-cell table:style-name="ce9" table:formula="of:=[.M25]" office:value-type="string" office:string-value="Country">
            <text:p>Country</text:p>
          </table:table-cell>
          <table:table-cell table:style-name="ce9" office:value-type="string" office:string-value="Country">
            <text:p>Countr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untry">
            <text:p>Countr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country of destination of potential orders (for customs purposes).">
            <text:p>The country of destination of potential orders (for customs purpos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Contract">
            <text:p>Contract</text:p>
          </table:table-cell>
          <table:table-cell table:style-name="ce9" office:value-type="string" office:string-value="Request For Quotation. Contract">
            <text:p>Request For Quotation. Contract</text:p>
          </table:table-cell>
          <table:table-cell table:style-name="ce9" office:value-type="string" office:string-value=""/>
          <table:table-cell table:style-name="ce9" office:value-type="string" office:string-value="Request For Quotation">
            <text:p>Request For Quot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6]" office:value-type="string" office:string-value="Contract">
            <text:p>Contract</text:p>
          </table:table-cell>
          <table:table-cell table:style-name="ce9" office:value-type="string" office:string-value="Contract">
            <text:p>Contrac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tract">
            <text:p>Contrac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contract associated with this Request for Quotation..">
            <text:p>A contract associated with this Request for Quota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RequestForQuotationLine">
            <text:p>RequestForQuotationLine</text:p>
          </table:table-cell>
          <table:table-cell table:style-name="ce9" office:value-type="string" office:string-value="Request For Quotation. Request For Quotation Line">
            <text:p>Request For Quotation. Request For Quotation Line</text:p>
          </table:table-cell>
          <table:table-cell table:style-name="ce9" office:value-type="string" office:string-value=""/>
          <table:table-cell table:style-name="ce9" office:value-type="string" office:string-value="Request For Quotation">
            <text:p>Request For Quot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7]" office:value-type="string" office:string-value="Request For Quotation Line">
            <text:p>Request For Quotation Line</text:p>
          </table:table-cell>
          <table:table-cell table:style-name="ce9" office:value-type="string" office:string-value="Request For Quotation Line">
            <text:p>Request For Quotation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Request For Quotation Line">
            <text:p>Request For Quotation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line specifying a kind of item of sale.">
            <text:p>A line specifying a kind of item of sa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